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co13" style:family="table-column">
      <style:table-column-properties fo:break-before="auto" style:column-width="5.856cm"/>
    </style:style>
    <style:style style:name="co14" style:family="table-column">
      <style:table-column-properties fo:break-before="auto" style:column-width="5.447cm"/>
    </style:style>
    <style:style style:name="co15" style:family="table-column">
      <style:table-column-properties fo:break-before="auto" style:column-width="9.615cm"/>
    </style:style>
    <style:style style:name="co16" style:family="table-column">
      <style:table-column-properties fo:break-before="auto" style:column-width="9.396cm"/>
    </style:style>
    <style:style style:name="co17" style:family="table-column">
      <style:table-column-properties fo:break-before="auto" style:column-width="5.528cm"/>
    </style:style>
    <style:style style:name="co18" style:family="table-column">
      <style:table-column-properties fo:break-before="auto" style:column-width="8.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Essai</text:p>
          </table:table-cell>
          <table:table-cell table:style-name="ce2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1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0))" office:value-type="float" office:value="96.4421892610289" calcext:value-type="float">
            <text:p>96,4421892610289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table table:name="TFCAncienProjet" table:style-name="ta3">
        <table:table-column table:style-name="co11" table:number-columns-repeated="3" table:default-cell-style-name="Default"/>
        <table:table-row table:style-name="ro3">
          <table:table-cell table:style-name="ce7" office:value-type="string" calcext:value-type="string">
            <text:p>Facteur technique</text:p>
          </table:table-cell>
          <table:table-cell table:style-name="ce7" office:value-type="string" calcext:value-type="string">
            <text:p>Note (0-5)</text:p>
          </table:table-cell>
          <table:table-cell table:style-name="ce7"/>
        </table:table-row>
        <table:table-row table:style-name="ro2">
          <table:table-cell office:value-type="string" calcext:value-type="string">
            <text:p>Sauvegarde et récupération fiab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munications de donné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onctions de traitement distribu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formances cri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écution dans un environnement lourdement utilis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nnées d’entrée en lig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isie sur des écrans multip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se à jour en ligne des fichiers maîtr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ées, sorties, fichiers ou requêtes comple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raitement interne complex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de conçu pour être réutilis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onversion et installation incluses dans la concep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nçu pour multiples organisations/plateform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cilité d’utilisation pour les utilisateu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omme Σf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core TCF</text:p>
          </table:table-cell>
          <table:table-cell table:formula="of:=0.65 + 0.01 * SUM([.B2:.B15])" office:value-type="float" office:value="0.8" calcext:value-type="float">
            <text:p>0,8</text:p>
          </table:table-cell>
        </table:table-row>
      </table:table>
      <table:table table:name="HPC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4" table:default-cell-style-name="Default"/>
        <table:table-row table:style-name="ro2">
          <table:table-cell office:value-type="string" calcext:value-type="string">
            <text:p>Temps d’exécution (h)</text:p>
          </table:table-cell>
          <table:table-cell office:value-type="string" calcext:value-type="string">
            <text:p>Nombre de coeurs de calcul nc</text:p>
          </table:table-cell>
          <table:table-cell office:value-type="string" calcext:value-type="string">
            <text:p>temps de traitement CPU-GPU → facteur d’utilisation [0;1]</text:p>
          </table:table-cell>
          <table:table-cell office:value-type="string" calcext:value-type="string">
            <text:p>puissance consommée par un coeur de calcul (Watts) Pc</text:p>
          </table:table-cell>
          <table:table-cell office:value-type="string" calcext:value-type="string">
            <text:p>taille de mémoire dispo (Go) nm</text:p>
          </table:table-cell>
          <table:table-cell office:value-type="string" calcext:value-type="string">
            <text:p>puissance consommée par la mémoire (W) 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table:formula="of:=[.A2]*(([.B2]*[.D2]*[.C2]) + ([.E2]*[.F2])) * [.G2] * 0.001" office:value-type="float" office:value="104.136858" calcext:value-type="float">
            <text:p>104,136858</text:p>
          </table:table-cell>
          <table:table-cell office:value-type="float" office:value="475" calcext:value-type="float">
            <text:p>475</text:p>
          </table:table-cell>
          <table:table-cell table:formula="of:=[.H2]*[.I2]" office:value-type="float" office:value="49465.00755" calcext:value-type="float">
            <text:p>49465,00755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Résultat obtenu sur Green Algorithm</text:p>
          </table:table-cell>
          <table:table-cell office:value-type="string" calcext:value-type="string">
            <text:p>10.82 kgCO2e</text:p>
          </table:table-cell>
          <table:table-cell table:number-columns-repeated="8"/>
        </table:table-row>
      </table:table>
      <table:table table:name="BERT" table:style-name="ta3">
        <table:table-column table:style-name="co11" table:number-columns-repeated="4" table:default-cell-style-name="ce9"/>
        <table:table-column table:style-name="co11" table:number-columns-repeated="7" table:default-cell-style-name="Default"/>
        <table:table-row table:style-name="ro4">
          <table:table-cell office:value-type="string" calcext:value-type="string">
            <text:p>Nombre GPUs</text:p>
          </table:table-cell>
          <table:table-cell office:value-type="string" calcext:value-type="string">
            <text:p>Puissance / GPU</text:p>
          </table:table-cell>
          <table:table-cell office:value-type="string" calcext:value-type="string">
            <text:p>Facteur utilisation</text:p>
          </table:table-cell>
          <table:table-cell office:value-type="string" calcext:value-type="string">
            <text:p>Durée (heures)</text:p>
          </table:table-cell>
          <table:table-cell table:style-name="ce9" office:value-type="string" calcext:value-type="string">
            <text:p>Puissance effective / GPU</text:p>
          </table:table-cell>
          <table:table-cell table:style-name="ce9" office:value-type="string" calcext:value-type="string">
            <text:p>Puissance totale (kW)</text:p>
          </table:table-cell>
          <table:table-cell table:style-name="ce9" office:value-type="string" calcext:value-type="string">
            <text:p>Énergie totale (kWh)</text:p>
          </table:table-cell>
          <table:table-cell table:style-name="ce9" office:value-type="string" calcext:value-type="string">
            <text:p>Facteur carbone Europe (g CO₂eq/kWh)</text:p>
          </table:table-cell>
          <table:table-cell table:style-name="ce9" office:value-type="string" calcext:value-type="string">
            <text:p>Empreinte carbone (kg CO₂eq)</text:p>
          </table:table-cell>
          <table:table-cell table:style-name="ce9"/>
          <table:table-cell table:style-name="ce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table:style-name="ce12" office:value-type="string" calcext:value-type="string">
            <text:p>62,7%</text:p>
          </table:table-cell>
          <table:table-cell office:value-type="float" office:value="79" calcext:value-type="float">
            <text:p>79</text:p>
          </table:table-cell>
          <table:table-cell table:style-name="ce9" table:formula="of:=[.C2]*[.B2]*[.D2]" office:value-type="float" office:value="13373.91" calcext:value-type="float">
            <text:p>13373,91</text:p>
          </table:table-cell>
          <table:table-cell table:style-name="ce9" table:formula="of:=[.A2]*[.D2]/1000" office:value-type="float" office:value="5.056" calcext:value-type="float">
            <text:p>5,056</text:p>
          </table:table-cell>
          <table:table-cell table:style-name="ce9" table:formula="of:=[.E2]*[.F2]" office:value-type="float" office:value="67618.48896" calcext:value-type="float">
            <text:p>67618,48896</text:p>
          </table:table-cell>
          <table:table-cell table:style-name="ce9" office:value-type="float" office:value="300" calcext:value-type="float">
            <text:p>300</text:p>
          </table:table-cell>
          <table:table-cell table:style-name="ce9" table:formula="of:=ROUND([.G2]*[.H2]/1000;1)" office:value-type="float" office:value="20285.5" calcext:value-type="float">
            <text:p>20285,5</text:p>
          </table:table-cell>
          <table:table-cell table:style-name="ce9"/>
          <table:table-cell/>
        </table:table-row>
        <table:table-row table:style-name="ro5">
          <table:table-cell table:style-name="ce10"/>
          <table:table-cell office:value-type="string" calcext:value-type="string">
            <text:p>W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kW</text:p>
          </table:table-cell>
          <table:table-cell table:style-name="ce9" office:value-type="string" calcext:value-type="string">
            <text:p>kWh</text:p>
          </table:table-cell>
          <table:table-cell table:style-name="ce9" office:value-type="string" calcext:value-type="string">
            <text:p>g CO₂eq/kWh</text:p>
          </table:table-cell>
          <table:table-cell table:style-name="ce9" office:value-type="string" calcext:value-type="string">
            <text:p>kg CO₂eq</text:p>
          </table:table-cell>
          <table:table-cell table:style-name="ce9"/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0" table:number-columns-repeated="4"/>
          <table:table-cell table:number-columns-repeated="7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3"/>
          <table:table-cell table:style-name="ce11"/>
          <table:table-cell table:number-columns-repeated="7"/>
        </table:table-row>
        <table:table-row table:style-name="ro2">
          <table:table-cell table:style-name="ce10" table:number-columns-repeated="4"/>
          <table:table-cell table:number-columns-repeated="7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7"/>
        </table:table-row>
        <table:table-row table:style-name="ro2">
          <table:table-cell table:style-name="ce10" table:number-columns-repeated="4"/>
          <table:table-cell table:number-columns-repeated="7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7"/>
        </table:table-row>
        <table:table-row table:style-name="ro2">
          <table:table-cell table:number-columns-repeated="3"/>
          <table:table-cell table:style-name="ce11"/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4:50:40.175350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2-02T16:23:09.101481916</dc:date>
    <meta:editing-cycles>22</meta:editing-cycles>
    <meta:editing-duration>PT3H7M8S</meta:editing-duration>
    <meta:document-statistic meta:table-count="10" meta:cell-count="220" meta:object-count="0"/>
  </office:meta>
</office:document-meta>
</file>